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fo:font-style="normal" style:font-style-asian="normal" style:font-style-complex="normal"/>
    </style:style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style:font-name="DejaVu Sans" fo:font-size="8pt" fo:font-style="normal" fo:font-weight="normal" style:font-name-asian="DejaVu Sans" style:font-size-asian="8pt" style:font-style-asian="normal" style:font-weight-asian="normal" style:font-name-complex="DejaVu Sans" style:font-size-complex="8pt" style:font-style-complex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dministração de Serviços Windows</text:h>
      <text:h text:style-name="Heading_20_2" text:outline-level="2">Scripts para manutenção do serviço</text:h>
      <text:list xml:id="list35528799" text:style-name="L1">
        <text:list-item>
          <text:p text:style-name="P1"><text:span text:style-name="T1">instalar-servico.bat</text:span><text:span text:style-name="T4"> – Registra a aplicação Java como um novo serviço no registro do windows. As propriedades deste novo serviço são obtidas das definições dos arquivos </text:span><text:span text:style-name="T3">set-configuracao.bat</text:span><text:span text:style-name="T4"> e </text:span><text:span text:style-name="T3">set-configuracao-extras.bat</text:span><text:span text:style-name="T5">, que devem especificar detalhadamente como executar a aplicação Java.</text:span></text:p>
        </text:list-item>
        <text:list-item>
          <text:p text:style-name="P1"><text:span text:style-name="T6">remover-servico.bat</text:span><text:span text:style-name="T5"> – Remove a aplicação java do registro de serviços do windows.</text:span></text:p>
        </text:list-item>
        <text:list-item>
          <text:p text:style-name="P1"><text:span text:style-name="T1">atualizar-servico.bat </text:span>– Altera as propriedades do serviço para refletir as (novas) definições dos arquivos <text:span text:style-name="T2">set-configuracao.bat</text:span> e <text:span text:style-name="T2">set-configuracao-extras.bat</text:span>. Pressupõe que o serviço já foi instalado anteriormente utilizando o script <text:span text:style-name="T2">instalar-servico.bat</text:span>.</text:p>
          <text:p text:style-name="P1">Também é possível editar as propriedades utilizando uma interface gráfica, executando o script <text:span text:style-name="T2">executar-servico.bat</text:span>.</text:p>
        </text:list-item>
        <text:list-item>
          <text:p text:style-name="P1"><text:span text:style-name="T1">editar-servico.bat </text:span>– Apresenta uma interface gráfica para editar as propriedades do serviço. Pressupõe que o serviço já foi instalado anteriormente utilizando o script <text:span text:style-name="T2">instalar-servico.bat</text:span>. É uma interface idêntica a utilizada pelo gerenciador de serviços do windows, acrescida com abas adicionais para configurações específicas do java.</text:p>
        </text:list-item>
        <text:list-item>
          <text:p text:style-name="P2"><text:span text:style-name="T1">set-configuracao.bat</text:span><text:span text:style-name="T4"> – Contém as definições básicas de propriedades do serviço, que variam de uma aplicação para outra. É necessário redefinir estas propriedades para cada instância do serviço. </text:span></text:p>
          <text:p text:style-name="P2"><text:span text:style-name="T4">Estas propriedades devem ser alteradas antes de instalar o serviço, em especial, o identificador, que deve ser diferente para cada instância do serviço, e diferente dos identificadores dos demais serviços já instalados no registro do windows.</text:span></text:p>
          <text:p text:style-name="P2"><text:span text:style-name="T4">Uma vez instalado o serviço, o identificador não poderá mais ser alterado. Caso seja necessário alterar o identificador, então é necessário desinstalar o serviço utilizando o identificador antigo e instalar novamente utilizando o identificador novo.</text:span></text:p>
        </text:list-item>
        <text:list-item>
          <text:p text:style-name="P2"><text:span text:style-name="T1">set-configuracao-extras.bat</text:span><text:span text:style-name="T4"> – Contém definições avançadas para configurar as propriedades do serviço. Normalmente, não deveria ser necessário editar estas definições.</text:span></text:p>
        </text:list-item>
      </text:list>
      <text:h text:style-name="Heading_20_2" text:outline-level="2">Scripts para execução e monitoração do servico</text:h>
      <text:list xml:id="list35658321" text:style-name="L2">
        <text:list-item>
          <text:p text:style-name="P3"><text:span text:style-name="T1">executar-servico.bat</text:span> – Executa a aplicação java como se fosse um processo comum chamado pela linha de comando. Ou seja, a execução ocorre sem supervisão do mecanismo de serviços do windows. É uma forma simples para testar diretamente a aplicação, caso haja suspeita de que as falhas estejam relacionadas com a integração com o mecanismo de serviços do windows.</text:p>
        </text:list-item>
        <text:list-item>
          <text:p text:style-name="P3"><text:span text:style-name="T1">iniciar-e-monitorar-servico</text:span> – Executa a aplicação java como um serviço windows. Mostra a interface gráfica que permite observar o estado do serviço e que oferece comandos para parar e iniciar novamente o serviço. É uma forma simples para testar a aplicação como um serviço pela linha de comando sem precisar recorrer ao gerenciador de serviços do windows.</text:p>
        </text:list-item>
        <text:list-item>
          <text:p text:style-name="P3"><text:span text:style-name="T1">iniciar-servico.bat</text:span> – Executa a aplicação java como um serviço windows. É uma forma simples para iniciar o serviço pela linha de comando sem precisar recorrer ao gerenciador de serviços do windows.</text:p>
        </text:list-item>
        <text:list-item>
          <text:p text:style-name="P3"><text:span text:style-name="T1">parar-servico.bat</text:span> – Termina a execução da aplicação como serviço windows. Pressupõe que ela tenha sido iniciada antes como um serviço windows. É uma forma simples para <text:soft-page-break/>parar o serviço pela linha de comando sem precisar recorrer ao gerenciador de serviços do windows.</text:p>
        </text:list-item>
      </text:list>
      <text:h text:style-name="Heading_20_2" text:outline-level="2">Criação de um novo serviço</text:h>
      <text:p text:style-name="Text_20_body">Para oferecer a aplicação java como um serviço windows, é necessário realizar os passos descritos a seguir.</text:p>
      <text:list xml:id="list36438900" text:style-name="L3">
        <text:list-item>
          <text:p text:style-name="P4">Escolher um diretório de execução único. Cada instância da aplicação java oferecida como serviço deve executar em um diretório diferente. </text:p>
          <text:p text:style-name="P4">Normalmente, os arquivos de configuração da aplicação são exclusivos para cada instância, como é o caso de configuração em arquivos xml para logging e para hibernate. Para evitar colisões destas configurações entre diversas instâncias da mesma aplicação, recomenda-se que a aplicação leia as configurações de seu respectivo diretório de configuração.</text:p>
          <text:p text:style-name="P4">Se a aplicação escreve arquivos de log ou outros arquivos, então recomenda-se que eles também sejam escritos no diretório de execução da respectiva instância da aplicação.</text:p>
        </text:list-item>
        <text:list-item>
          <text:p text:style-name="P4">Escolher um diretório da aplicação. Copiar para este diretório todos os jars e também os jars de todas as dependências.</text:p>
          <text:p text:style-name="P4">O arquivo pom.xml fornece um exemplo de build que copia todos os jars das dependências em um diretório específico, de forma que seja simples obter todos eles de um único lugar.</text:p>
        </text:list-item>
      </text:list>
      <text:p text:style-name="Text_20_body">Note que podemos executar simultaneamente várias instâncias da mesma aplicação java, desde que cada instância seja um serviço com um identificador único e que cada instância execute em um diretório diferente. </text:p>
      <text:list xml:id="list37194129" text:continue-numbering="true" text:style-name="L3">
        <text:list-item>
          <text:p text:style-name="P4">Escolher um identificador único. Cada serviço é referenciado por um identificador, que deve ser diferente para cada instância da aplicação e também diferente dos identificado dos outros serviços instalados no registro do windows. <text:s/></text:p>
        </text:list-item>
        <text:list-item>
          <text:p text:style-name="P4">Criar o diretório de execução e copiar os scripts para este diretório.</text:p>
          <text:p text:style-name="P4">Como o <text:span text:style-name="T2">scripts set-configuracao.bat</text:span> (e talvez também o <text:span text:style-name="T2">set-configuracao-extras.bat</text:span>) contém definições específicas para cada instância, é necessário manter uma cópia dos scripts para cada instância da aplicação java. </text:p>
        </text:list-item>
        <text:list-item>
          <text:p text:style-name="P4">Editar o script set-configuracao.bat. Alterar a propriedade “identificador” para o identificador escolhido e “descrição” para um texto para ser apresentado no gerenciador de serviços do windows. Alterar também a propriedade “classpath” para listar todos os jars do diretório da aplicação.</text:p>
          <text:p text:style-name="P4">O arquivo pom.xml fornece um exemplo de build que grava em um arquivo um exemplo de classpath com todos os jars das dependências. Basta copiar e colar o conteúdo deste arquivo para o valor da propriedade de “classpath”, fazendo os devidos ajustes para tornar a listagem relativa em relação ao diretório da execução e o diretório da aplicação java. Ainda é necessário adicionar, manualmente, o jar do projeto que executou o build.</text:p>
        </text:list-item>
      </text:list>
      <text:h text:style-name="Heading_20_2" text:outline-level="2">Log, histórico de execução e mensagens de erro.</text:h>
      <text:p text:style-name="Text_20_body">Quando a aplicação java executa como serviço windows, então não é possível visualizar o conteúdo escrito nos streams stdzour e stderr. Por este motivo, as definições padrão do script <text:s/><text:span text:style-name="T3">set-configuracao-extras.bat</text:span><text:span text:style-name="T5"> redirecionam os streams stdour e stderr, respectivamente, para os arquivos </text:span><text:span text:style-name="T3">servico-stdout.txt</text:span><text:span text:style-name="T5"> e </text:span><text:span text:style-name="T3">servico-stderr.txt</text:span><text:span text:style-name="T5">, situados no diretório de execução da aplicação.</text:span></text:p>
      <text:p text:style-name="Text_20_body"><text:span text:style-name="T5">As definições padrão do script </text:span><text:span text:style-name="T3">set-configuracao-extras.bat</text:span><text:span text:style-name="T5"> também definem o arquivo log-dia-mes-ano.txt como histórico de mensagens relacionadas às operações de instalação, remoção, atualização, </text:span><text:soft-page-break/><text:span text:style-name="T5">início e término do serviço.</text:span></text:p>
      <text:h text:style-name="Heading_20_2" text:outline-level="2">Memória, heap e stack</text:h>
      <text:p text:style-name="Text_20_body"><text:span text:style-name="T5">A quantidade de memória disponível para a aplicação java pode ser definida de forma permanente no script </text:span><text:span text:style-name="T3">set-configuracao-extras.bat. </text:span><text:span text:style-name="T5">É necessário habilitar as propriedades PR_JvmMs, PR_JvmMx e PR_JvmSs. Em seguida, execute o script </text:span><text:span text:style-name="T3">atualizar-servico.bat</text:span><text:span text:style-name="T5"> para aplicar as alterações. </text:span></text:p>
      <text:p text:style-name="Text_20_body"><text:span text:style-name="T5">Outra forma de alterar estas propriedades é executar o script </text:span><text:span text:style-name="T3">editar-servico.bat</text:span><text:span text:style-name="T5"> para utilizar a interface gráfica. No entanto, as alterações não será persistidas no arquivo <text:s/></text:span><text:span text:style-name="T3">set-configuracao-extras.bat</text:span><text:span text:style-name="T5">, ou seja, </text:span>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2T15:38:57.37</meta:creation-date>
    <dc:date>2011-03-02T17:06:59.51</dc:date>
    <meta:editing-duration>PT01H27M58S</meta:editing-duration>
    <meta:editing-cycles>14</meta:editing-cycles>
    <meta:generator>BrOffice.org/3.2$Win32 OpenOffice.org_project/320m12$Build-9483</meta:generator>
    <meta:document-statistic meta:table-count="0" meta:image-count="0" meta:object-count="0" meta:page-count="3" meta:paragraph-count="35" meta:word-count="1018" meta:character-count="6935"/>
  </office:meta>
</office:document-meta>
</file>